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34cb" officeooo:paragraph-rsid="001134cb"/>
    </style:style>
    <style:style style:name="P2" style:family="paragraph" style:parent-style-name="Standard">
      <style:text-properties officeooo:rsid="001134cb" officeooo:paragraph-rsid="001935ce"/>
    </style:style>
    <style:style style:name="P3" style:family="paragraph" style:parent-style-name="Standard">
      <style:text-properties officeooo:rsid="001134cb" officeooo:paragraph-rsid="001943e1"/>
    </style:style>
    <style:style style:name="P4" style:family="paragraph" style:parent-style-name="Standard">
      <style:text-properties officeooo:rsid="001134cb" officeooo:paragraph-rsid="0019e128"/>
    </style:style>
    <style:style style:name="P5" style:family="paragraph" style:parent-style-name="Standard">
      <style:text-properties officeooo:rsid="001a2396" officeooo:paragraph-rsid="001a2396"/>
    </style:style>
    <style:style style:name="P6" style:family="paragraph" style:parent-style-name="Standard">
      <style:text-properties officeooo:rsid="001a2396" officeooo:paragraph-rsid="001ba60c"/>
    </style:style>
    <style:style style:name="P7" style:family="paragraph" style:parent-style-name="Standard">
      <style:text-properties officeooo:rsid="001935ce" officeooo:paragraph-rsid="001935ce"/>
    </style:style>
    <style:style style:name="P8" style:family="paragraph" style:parent-style-name="Standard">
      <style:text-properties officeooo:rsid="001a2396" officeooo:paragraph-rsid="001ba60c"/>
    </style:style>
    <style:style style:name="P9" style:family="paragraph" style:parent-style-name="Standard">
      <style:text-properties officeooo:rsid="001a2396" officeooo:paragraph-rsid="001fb4ef"/>
    </style:style>
    <style:style style:name="P10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1134cb" officeooo:paragraph-rsid="001134cb" style:font-size-asian="18pt" style:font-style-asian="italic" style:font-weight-asian="bold" style:font-size-complex="18pt" style:font-style-complex="italic" style:font-weight-complex="bold"/>
    </style:style>
    <style:style style:name="P11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1a2396" officeooo:paragraph-rsid="001a2396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officeooo:rsid="0012c71f"/>
    </style:style>
    <style:style style:name="T2" style:family="text">
      <style:text-properties officeooo:rsid="00141996"/>
    </style:style>
    <style:style style:name="T3" style:family="text">
      <style:text-properties officeooo:rsid="001653d4"/>
    </style:style>
    <style:style style:name="T4" style:family="text">
      <style:text-properties officeooo:rsid="00165574"/>
    </style:style>
    <style:style style:name="T5" style:family="text">
      <style:text-properties officeooo:rsid="00167396"/>
    </style:style>
    <style:style style:name="T6" style:family="text">
      <style:text-properties officeooo:rsid="0017940a"/>
    </style:style>
    <style:style style:name="T7" style:family="text">
      <style:text-properties officeooo:rsid="001935ce"/>
    </style:style>
    <style:style style:name="T8" style:family="text">
      <style:text-properties officeooo:rsid="001943e1"/>
    </style:style>
    <style:style style:name="T9" style:family="text">
      <style:text-properties officeooo:rsid="0019e128"/>
    </style:style>
    <style:style style:name="T10" style:family="text">
      <style:text-properties officeooo:rsid="001a2396"/>
    </style:style>
    <style:style style:name="T11" style:family="text">
      <style:text-properties officeooo:rsid="001ba60c"/>
    </style:style>
    <style:style style:name="T12" style:family="text">
      <style:text-properties officeooo:rsid="001c6dd0"/>
    </style:style>
    <style:style style:name="T13" style:family="text">
      <style:text-properties officeooo:rsid="001ce9a6"/>
    </style:style>
    <style:style style:name="T14" style:family="text">
      <style:text-properties fo:font-size="15pt" officeooo:rsid="00165574" style:font-size-asian="15pt" style:font-size-complex="15pt"/>
    </style:style>
    <style:style style:name="T15" style:family="text">
      <style:text-properties fo:font-size="15pt" officeooo:rsid="001c6dd0" style:font-size-asian="15pt" style:font-size-complex="15pt"/>
    </style:style>
    <style:style style:name="T16" style:family="text">
      <style:text-properties fo:font-size="15pt" fo:font-style="italic" officeooo:rsid="00165574" style:font-size-asian="15pt" style:font-style-asian="italic" style:font-size-complex="15pt" style:font-style-complex="italic"/>
    </style:style>
    <style:style style:name="T17" style:family="text">
      <style:text-properties fo:font-size="15pt" fo:font-style="italic" officeooo:rsid="001c6dd0" style:font-size-asian="15pt" style:font-style-asian="italic" style:font-size-complex="15pt" style:font-style-complex="italic"/>
    </style:style>
    <style:style style:name="T18" style:family="text">
      <style:text-properties fo:font-size="15pt" fo:font-style="italic" style:text-underline-style="solid" style:text-underline-width="auto" style:text-underline-color="font-color" officeooo:rsid="00165574" style:font-size-asian="15pt" style:font-style-asian="italic" style:font-size-complex="15pt" style:font-style-complex="italic"/>
    </style:style>
    <style:style style:name="T19" style:family="text">
      <style:text-properties fo:font-size="15pt" fo:font-style="italic" style:text-underline-style="solid" style:text-underline-width="auto" style:text-underline-color="font-color" officeooo:rsid="001c6dd0" style:font-size-asian="15pt" style:font-style-asian="italic" style:font-size-complex="15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1. Configuración de tablas de encaminamiento con route:</text:p>
      <text:p text:style-name="P1"/>
      <text:p text:style-name="P1"><text:tab/><text:tab/>1. Sí, obtengo mensajes de respuesta de la misma máquina (PC1)</text:p>
      <text:p text:style-name="P1"/>
      <text:p text:style-name="P1"><text:tab/><text:tab/><text:span text:style-name="T1">3. Según la tabla de encaminamiento de PC1, esta máquina sólo podrá enviar</text:span></text:p>
      <text:p text:style-name="P1"><text:tab/><text:tab/> <text:s text:c="3"/><text:span text:style-name="T1">datagramas ip a todos sus vecinos (200.0.0.0).</text:span></text:p>
      <text:p text:style-name="P1"/>
      <text:p text:style-name="P1"><text:tab/><text:tab/><text:span text:style-name="T1">4.</text:span></text:p>
      <text:p text:style-name="P1"><text:tab/><text:tab/><text:tab/><text:span text:style-name="T1">a) PC4, al igual que PC1, sólo podrá enviar datagramas ip a sus vecinos</text:span></text:p>
      <text:p text:style-name="P1"><text:tab/><text:tab/><text:tab/> <text:s text:c="3"/><text:span text:style-name="T1">(200.0.0.0).</text:span></text:p>
      <text:p text:style-name="P1"><text:tab/><text:tab/><text:tab/><text:span text:style-name="T1">b) PC2 sólo podrá enviar datagramas ip a las máquinas cuya dirección</text:span></text:p>
      <text:p text:style-name="P1"><text:tab/><text:tab/><text:tab/> <text:s text:c="4"/><text:span text:style-name="T1">ip sea del tipo 202.0.0.0 (sus vecinos).</text:span></text:p>
      <text:p text:style-name="P1"><text:tab/><text:tab/><text:tab/><text:span text:style-name="T1">c) R3 podrá enviar datagramas ip a las máquinas cuta dirección ip sea del</text:span></text:p>
      <text:p text:style-name="P1"><text:tab/><text:tab/><text:tab/> <text:s text:c="3"/><text:span text:style-name="T1">tip 200.0.0.0 o 202.0.0.0, por lo tanto sí podrá enviar datagramas a PC1</text:span></text:p>
      <text:p text:style-name="P1"><text:tab/><text:tab/><text:tab/> <text:s text:c="2"/><text:span text:style-name="T1">PC4 y PC2.</text:span></text:p>
      <text:p text:style-name="P1"/>
      <text:p text:style-name="P1"><text:tab/><text:tab/><text:span text:style-name="T2">5. Sí, los pings funcionan. Siempre se consultan todas las entradas de las tablas de</text:span></text:p>
      <text:p text:style-name="P1"><text:tab/><text:tab/> <text:s text:c="3"/><text:span text:style-name="T2">encaminamiento.</text:span></text:p>
      <text:p text:style-name="P1"/>
      <text:p text:style-name="P1"><text:tab/><text:tab/><text:span text:style-name="T2">6. En este caso no funcionan ya que en la tabla de encaminamiento de PC1 no están</text:span></text:p>
      <text:p text:style-name="P1"><text:tab/><text:tab/> <text:s text:c="3"/><text:span text:style-name="T2">determinadas las direcciones del tipo 202.0.0.0</text:span></text:p>
      <text:p text:style-name="P1"/>
      <text:p text:style-name="P1"><text:tab/><text:tab/><text:span text:style-name="T3">8. Sí funciona. Se consustal todas las entradas de la tabla de encaminamiento.</text:span></text:p>
      <text:p text:style-name="P1"/>
      <text:p text:style-name="P1"><text:tab/><text:tab/><text:span text:style-name="T3">9. Porque PC2 no es capaz de enviar respuesta a PC1 debido a su tabla de routing.</text:span></text:p>
      <text:p text:style-name="P1"/>
      <text:p text:style-name="P1"><text:tab/><text:tab/><text:span text:style-name="T3">10. Las máquinas de la subred 200.0.0.0 se podrán comunicar entre ellas, al igual</text:span></text:p>
      <text:p text:style-name="P1"><text:tab/><text:tab/> <text:s text:c="5"/><text:span text:style-name="T3">que las máquinas de la subred 202.0.0.0. Entre subredes, únicamente PC1 se</text:span></text:p>
      <text:p text:style-name="P1"><text:tab/><text:tab/> <text:s text:c="5"/><text:span text:style-name="T3">podrá comunicar con PC2, pero PC2 no podrá comunicarse con PC1.</text:span></text:p>
      <text:p text:style-name="P1"/>
      <text:p text:style-name="P1"><text:tab/><text:tab/><text:span text:style-name="T4">12. Sí.</text:span></text:p>
      <text:p text:style-name="P1"/>
      <text:p text:style-name="P1"><text:tab/><text:span text:style-name="T18">1.1 Capturas de tráfico:</text:span></text:p>
      <text:p text:style-name="P1"/>
      <text:p text:style-name="P1"><text:tab/><text:tab/><text:span text:style-name="T5">1. No existe nada, no hay contenido.</text:span></text:p>
      <text:p text:style-name="P1"/>
      <text:p text:style-name="P1"><text:tab/><text:tab/><text:span text:style-name="T6">7. Necesitaríamos capturar tráfico en R3 y en PC2.</text:span></text:p>
      <text:p text:style-name="P1"/>
      <text:p text:style-name="P1"><text:tab/><text:tab/><text:span text:style-name="T7">12. Mensajes ARP:</text:span></text:p>
      <text:p text:style-name="P1"><text:tab/><text:tab/><text:tab/><text:span text:style-name="T7">De PC1 a R3(solicitud):</text:span></text:p>
      <text:p text:style-name="P2"><text:tab/><text:tab/><text:tab/><text:tab/><text:span text:style-name="T7">Dirección Eth origen: fe:e3:a2:c0:3e:57</text:span></text:p>
      <text:p text:style-name="P2"><text:tab/><text:tab/><text:tab/><text:tab/><text:span text:style-name="T7">Dirección Eth destino: Broadcast (ff:ff:ff:ff:ff:ff)</text:span></text:p>
      <text:p text:style-name="P2"><text:tab/><text:tab/><text:tab/><text:tab/><text:span text:style-name="T7">Tipo en la cabecera Ethernet: ARP</text:span></text:p>
      <text:p text:style-name="P2"><text:tab/><text:tab/><text:tab/><text:tab/><text:span text:style-name="T7">Contenido del mensaje Ethernet: Solicita dirección Eth de R3</text:span></text:p>
      <text:p text:style-name="P7"><text:tab/><text:tab/><text:tab/>De R3 a PC1(respuesta):</text:p>
      <text:p text:style-name="P2"><text:tab/><text:tab/><text:tab/><text:tab/><text:span text:style-name="T7">Dirección Eth origen: e2:94:3e:1f:96:26</text:span></text:p>
      <text:p text:style-name="P2"><text:tab/><text:tab/><text:tab/><text:tab/><text:span text:style-name="T7">Dirección Eth destino: fe:e3:a2:c0:3e:57</text:span></text:p>
      <text:p text:style-name="P2"><text:tab/><text:tab/><text:tab/><text:tab/><text:span text:style-name="T7">Tipo en la cabecera Ethernet: ARP</text:span></text:p>
      <text:p text:style-name="P2"><text:tab/><text:tab/><text:tab/><text:tab/><text:span text:style-name="T7">Contenido del mensaje Ethernet: Aporta dirección Eth a PC1</text:span></text:p>
      <text:p text:style-name="P3"><text:tab/><text:tab/><text:tab/><text:span text:style-name="T7">De R3 a PC2(solicitud):</text:span></text:p>
      <text:p text:style-name="P3"><text:tab/><text:tab/><text:tab/><text:tab/><text:span text:style-name="T7">Dirección Eth origen: 36:35:04:f6:0e:52</text:span></text:p>
      <text:p text:style-name="P3"><text:tab/><text:tab/><text:tab/><text:tab/><text:span text:style-name="T7">Dirección Eth destino: Broadcast (ff:ff:ff:ff:ff:ff)</text:span></text:p>
      <text:p text:style-name="P3"><text:soft-page-break/><text:tab/><text:tab/><text:tab/><text:tab/><text:span text:style-name="T7">Tipo en la cabecera Ethernet: ARP</text:span></text:p>
      <text:p text:style-name="P3"><text:tab/><text:tab/><text:tab/><text:tab/><text:span text:style-name="T7">Contenido del mensaje Ethernet: Solicita dirección Eth de PC2</text:span></text:p>
      <text:p text:style-name="P3"><text:tab/><text:tab/><text:tab/><text:span text:style-name="T7">De PC2 a R3(respuesta):</text:span></text:p>
      <text:p text:style-name="P3"><text:tab/><text:tab/><text:tab/><text:tab/><text:span text:style-name="T7">Dirección Eth origen: a2:ff:30:bf:e4:13</text:span></text:p>
      <text:p text:style-name="P3"><text:tab/><text:tab/><text:tab/><text:tab/><text:span text:style-name="T7">Dirección Eth destino: 36:35:04:f6:0e:52</text:span></text:p>
      <text:p text:style-name="P3"><text:tab/><text:tab/><text:tab/><text:tab/><text:span text:style-name="T7">Tipo en la cabecera Ethernet: ARP</text:span></text:p>
      <text:p text:style-name="P3"><text:tab/><text:tab/><text:tab/><text:tab/><text:span text:style-name="T7">Contenido del mensaje Ethernet: Aporta dirección Eth a R3</text:span></text:p>
      <text:p text:style-name="P3"><text:tab/><text:tab/><text:span text:style-name="T8">Datagramas IP:</text:span></text:p>
      <text:p text:style-name="P3"><text:tab/><text:tab/><text:tab/><text:span text:style-name="T7">De PC1 a R3(ida):</text:span></text:p>
      <text:p text:style-name="P3"><text:tab/><text:tab/><text:tab/><text:tab/><text:span text:style-name="T7">Dirección Eth origen: fe:e3:a2:c0:3e:57</text:span></text:p>
      <text:p text:style-name="P3"><text:tab/><text:tab/><text:tab/><text:tab/><text:span text:style-name="T7">Dirección Eth destino: e2:94:3e:1f:96:26</text:span></text:p>
      <text:p text:style-name="P3"><text:tab/><text:tab/><text:tab/><text:tab/><text:span text:style-name="T7">Tipo en la cabecera Ethernet: IPv4</text:span></text:p>
      <text:p text:style-name="P3"><text:tab/><text:tab/><text:tab/><text:tab/><text:span text:style-name="T8">Dirección IP origen: 200.0.0.10</text:span></text:p>
      <text:p text:style-name="P3"><text:tab/><text:tab/><text:tab/><text:tab/><text:span text:style-name="T8">Dirección IP destino: 202.0.0.20</text:span></text:p>
      <text:p text:style-name="P3"><text:tab/><text:tab/><text:tab/><text:tab/><text:span text:style-name="T8">TTL: 64</text:span></text:p>
      <text:p text:style-name="P3"><text:tab/><text:tab/><text:tab/><text:span text:style-name="T7">De R3 a PC2(ida):</text:span></text:p>
      <text:p text:style-name="P3"><text:tab/><text:tab/><text:tab/><text:tab/><text:span text:style-name="T7">Dirección Eth origen: 36:35:04:f6:0e:52</text:span></text:p>
      <text:p text:style-name="P3"><text:tab/><text:tab/><text:tab/><text:tab/><text:span text:style-name="T7">Dirección Eth destino: a2:ff:30:bf:e4:13</text:span></text:p>
      <text:p text:style-name="P3"><text:tab/><text:tab/><text:tab/><text:tab/><text:span text:style-name="T7">Tipo en la cabecera Ethernet: IPv4</text:span></text:p>
      <text:p text:style-name="P3"><text:tab/><text:tab/><text:tab/><text:tab/><text:span text:style-name="T8">Dirección IP origen: 200.0.0.10</text:span></text:p>
      <text:p text:style-name="P3"><text:tab/><text:tab/><text:tab/><text:tab/><text:span text:style-name="T8">Dirección IP destino: 202.0.0.20</text:span></text:p>
      <text:p text:style-name="P3"><text:tab/><text:tab/><text:tab/><text:tab/><text:span text:style-name="T8">TTL: 63</text:span></text:p>
      <text:p text:style-name="P4"><text:tab/><text:tab/><text:tab/><text:span text:style-name="T7">De PC2 a R3(vuelta):</text:span></text:p>
      <text:p text:style-name="P4"><text:tab/><text:tab/><text:tab/><text:tab/><text:span text:style-name="T7">Dirección Eth origen: a2:ff:30:bf:e4:13</text:span></text:p>
      <text:p text:style-name="P4"><text:tab/><text:tab/><text:tab/><text:tab/><text:span text:style-name="T7">Dirección Eth destino: 36:35:04:f6:0e:52</text:span></text:p>
      <text:p text:style-name="P4"><text:tab/><text:tab/><text:tab/><text:tab/><text:span text:style-name="T7">Tipo en la cabecera Ethernet: IPv4</text:span></text:p>
      <text:p text:style-name="P4"><text:tab/><text:tab/><text:tab/><text:tab/><text:span text:style-name="T8">Dirección IP origen: 200.0.0.20</text:span></text:p>
      <text:p text:style-name="P4"><text:tab/><text:tab/><text:tab/><text:tab/><text:span text:style-name="T8">Dirección IP destino: 202.0.0.10</text:span></text:p>
      <text:p text:style-name="P4"><text:tab/><text:tab/><text:tab/><text:tab/><text:span text:style-name="T8">TTL: 64</text:span></text:p>
      <text:p text:style-name="P4"><text:tab/><text:tab/><text:tab/><text:span text:style-name="T7">De R3 a PC1(vuelta):</text:span></text:p>
      <text:p text:style-name="P4"><text:tab/><text:tab/><text:tab/><text:tab/><text:span text:style-name="T7">Dirección Eth origen: e2:94:3e:1f:96:26</text:span></text:p>
      <text:p text:style-name="P4"><text:tab/><text:tab/><text:tab/><text:tab/><text:span text:style-name="T7">Dirección Eth destino: fe:e3:a2:c0:3e:57</text:span></text:p>
      <text:p text:style-name="P4"><text:tab/><text:tab/><text:tab/><text:tab/><text:span text:style-name="T7">Tipo en la cabecera Ethernet: IPv4</text:span></text:p>
      <text:p text:style-name="P4"><text:tab/><text:tab/><text:tab/><text:tab/><text:span text:style-name="T8">Dirección IP origen: 200.0.0.20</text:span></text:p>
      <text:p text:style-name="P4"><text:tab/><text:tab/><text:tab/><text:tab/><text:span text:style-name="T8">Dirección IP destino: 202.0.0.10</text:span></text:p>
      <text:p text:style-name="P4"><text:tab/><text:tab/><text:tab/><text:tab/><text:span text:style-name="T8">TTL: 63</text:span></text:p>
      <text:p text:style-name="P4"/>
      <text:p text:style-name="P4"><text:tab/><text:tab/><text:span text:style-name="T9">13. TTL y Checksum</text:span></text:p>
      <text:p text:style-name="P4"/>
      <text:p text:style-name="P4"><text:tab/><text:tab/><text:span text:style-name="T10">17. 2.</text:span></text:p>
      <text:p text:style-name="P4"/>
      <text:p text:style-name="P11">2. Configuración de tablas de encaminamiento mediante ficheros de configuración:</text:p>
      <text:p text:style-name="P5"/>
      <text:p text:style-name="P5"><text:tab/><text:tab/>1. Observo 4 subredes:</text:p>
      <text:p text:style-name="P5"><text:tab/><text:tab/> <text:s text:c="3"/>200.0.0.0 (255.255.255.255)</text:p>
      <text:p text:style-name="P5"><text:tab/><text:tab/> <text:s text:c="3"/>201.0.0.0 (255.255.255.255)</text:p>
      <text:p text:style-name="P6"><text:tab/><text:tab/> <text:s text:c="3"/>20<text:span text:style-name="T11">2</text:span>.0.0.0 (255.255.255.255)</text:p>
      <text:p text:style-name="P6"><text:tab/><text:tab/> <text:s text:c="3"/>20<text:span text:style-name="T11">3</text:span>.0.0.0 (255.255.255.255)</text:p>
      <text:p text:style-name="P6"/>
      <text:p text:style-name="P6"><text:tab/><text:tab/><text:span text:style-name="T11">4. Sólo se podrán comunicar entre sí las máquinas que son vecinas.</text:span></text:p>
      <text:p text:style-name="P6"><text:soft-page-break/></text:p>
      <text:p text:style-name="P6"><text:tab/><text:tab/><text:span text:style-name="T12">8. Se debe a que R3 no es capaz de enviar el mensaje ICMP a PC3, ya que en </text:span></text:p>
      <text:p text:style-name="P6"><text:tab/><text:tab/><text:span text:style-name="T12">en su tabla de encaminamiento no está configurada la dirección IP de PC3.</text:span></text:p>
      <text:p text:style-name="P6"/>
      <text:p text:style-name="P6"><text:tab/><text:span text:style-name="T19">2.1 Capturas de tráfico:</text:span></text:p>
      <text:p text:style-name="P6"/>
      <text:p text:style-name="P6"><text:tab/><text:tab/><text:span text:style-name="T13">5. a) el tipo y el código son distintos, ya que uno es request(ida) y otro reply(vuelta)</text:span></text:p>
      <text:p text:style-name="P6"><text:tab/><text:tab/> <text:s text:c="3"/><text:span text:style-name="T13">b) mensajes de ida: en R1(se envían por ahí), en R2(se envían por ahí) y en PC3</text:span></text:p>
      <text:p text:style-name="P6"><text:tab/><text:tab/> <text:s text:c="35"/>(le llegan a él).</text:p>
      <text:p text:style-name="P6"><text:tab/><text:tab/> <text:s text:c="7"/>Mensajes de vuelta: R1(porque R3 los envía a todos los vecinos de PC1), en </text:p>
      <text:p text:style-name="P6"><text:tab/><text:tab/> <text:s/><text:tab/><text:tab/><text:tab/> <text:s text:c="4"/>PC3(los envía él) y en R3(se envían por ahí).</text:p>
      <text:p text:style-name="P6"><text:tab/><text:tab/> <text:s text:c="2"/>c) Baja en uno siempre que atraviesa un router.</text:p>
      <text:p text:style-name="P6"/>
      <text:p text:style-name="P6"><text:tab/><text:tab/>9. Ha pasado por dos routers.</text:p>
      <text:p text:style-name="P6"/>
      <text:p text:style-name="P9"><text:tab/><text:tab/>12. a) Siguen la ruta PC1—R1—R2—PC3</text:p>
      <text:p text:style-name="P9"><text:tab/><text:tab/> <text:s text:c="5"/>b) Van de R1 a PC1. Usa su dirección IP 200.0.0.1</text:p>
      <text:p text:style-name="P9"><text:tab/><text:tab/> <text:s text:c="5"/>c) Viajan por R3. Usa su dirección IP 202.0.0.2</text:p>
      <text:p text:style-name="P9"><text:tab/><text:tab/> <text:s text:c="5"/>d) Siguen la ruta PC3—R2—R3—PC1 </text:p>
      <text:p text:style-name="P5"/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8:19:28.551239268</meta:creation-date>
    <dc:date>2017-03-13T19:48:48.145851001</dc:date>
    <meta:editing-duration>PT1H37M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3" meta:paragraph-count="99" meta:word-count="648" meta:character-count="4379" meta:non-whitespace-character-count="3411"/>
  </office:meta>
</office:document-meta>
</file>